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Material de pesquisa PS1. Em 14/04/2022</text:p>
      <text:p text:style-name="Standard"/>
      <text:p text:style-name="Standard"/>
      <text:p text:style-name="Standard"/>
      <text:p text:style-name="Standard">(canal Aperte Start)</text:p>
      <text:p text:style-name="Standard"/>
      <text:p text:style-name="Standard"><text:a xlink:type="simple" xlink:href="https://www.youtube.com/watch?v=FTUmGteGvOk">https://www.youtube.com/watch?v=FTUmGteGvOk</text:a></text:p>
      <text:p text:style-name="Standard"/>
      <text:p text:style-name="Standard">(Kem Kutaragi)</text:p>
      <text:p text:style-name="Standard"/>
      <text:p text:style-name="Standard"><text:a xlink:type="simple" xlink:href="https://pt.wikipedia.org/wiki/Ken_Kutaragi">https://pt.wikipedia.org/wiki/Ken_Kutaragi</text:a></text:p>
      <text:p text:style-name="Standard"/>
      <text:p text:style-name="Standard">(Norio Ohga)</text:p>
      <text:p text:style-name="Standard"/>
      <text:p text:style-name="Standard"><text:a xlink:type="simple" xlink:href="https://pt.wikipedia.org/wiki/Norio_Ohga">https://pt.wikipedia.org/wiki/Norio_Ohga</text:a></text:p>
      <text:p text:style-name="Standard"><text:a xlink:type="simple" xlink:href="https://veja.abril.com.br/ciencia/morre-aos-81-anos-norio-ohga-ex-presidente-da-sony-que-encabecou-a-invencao-do-cd/">https://veja.abril.com.br/ciencia/morre-aos-81-anos-norio-ohga-ex-presidente-da-sony-que-encabecou-a-invencao-do-cd/</text:a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uglielmo  Henriques Targino</meta:initial-creator>
    <meta:creation-date>2022-04-14T15:02:24.18</meta:creation-date>
    <dc:date>2022-04-19T18:32:55.96</dc:date>
    <dc:creator>Guglielmo  Henriques Targino</dc:creator>
    <meta:editing-duration>PT00H17M50S</meta:editing-duration>
    <meta:editing-cycles>7</meta:editing-cycles>
    <meta:generator>BrOffice.org/3.1$Win32 OpenOffice.org_project/310m19$Build-9420</meta:generator>
    <meta:document-statistic meta:table-count="0" meta:image-count="0" meta:object-count="0" meta:page-count="1" meta:paragraph-count="8" meta:word-count="17" meta:character-count="329"/>
  </office:meta>
</office:document-meta>
</file>